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normal" officeooo:rsid="002a27fb" officeooo:paragraph-rsid="002a27f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officeooo:rsid="001ebb74" officeooo:paragraph-rsid="001ebb74"/>
    </style:style>
    <style:style style:name="P3" style:family="paragraph" style:parent-style-name="Standard">
      <style:text-properties fo:font-weight="bold" officeooo:rsid="00234bdb" officeooo:paragraph-rsid="00234bdb" style:font-weight-asian="bold" style:font-weight-complex="bold"/>
    </style:style>
    <style:style style:name="P4" style:family="paragraph" style:parent-style-name="Standard">
      <style:text-properties fo:font-weight="normal" officeooo:rsid="00234bdb" officeooo:paragraph-rsid="00234bdb" style:font-weight-asian="normal" style:font-weight-complex="normal"/>
    </style:style>
    <style:style style:name="P5" style:family="paragraph" style:parent-style-name="Standard">
      <style:text-properties fo:font-style="italic" fo:font-weight="normal" officeooo:rsid="00274014" officeooo:paragraph-rsid="0027401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a27fb" officeooo:paragraph-rsid="002a27f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#1f1f1f"/>
    </style:style>
    <style:style style:name="P8" style:family="paragraph" style:parent-style-name="Standard">
      <style:text-properties fo:color="#6a9955" loext:opacity="100%" fo:font-style="italic" fo:font-weight="normal" officeooo:rsid="00234bdb" officeooo:paragraph-rsid="00234bdb" fo:background-color="#1f1f1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0" style:family="paragraph" style:parent-style-name="Standard">
      <style:text-properties fo:background-color="#1f1f1f"/>
    </style:style>
    <style:style style:name="P11" style:family="paragraph" style:parent-style-name="Standard">
      <style:text-properties fo:font-style="normal" fo:font-weight="normal" officeooo:rsid="0025e3db" officeooo:paragraph-rsid="0025e3d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876df" officeooo:paragraph-rsid="00287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a27fb" officeooo:paragraph-rsid="002a27f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28e158" officeooo:paragraph-rsid="0028e15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italic" officeooo:rsid="002c7efb" officeooo:paragraph-rsid="002c7efb" style:font-style-asian="italic" style:font-style-complex="italic"/>
    </style:style>
    <style:style style:name="P16" style:family="paragraph" style:parent-style-name="Text_20_body">
      <style:paragraph-properties fo:margin-left="0.4925in" fo:text-indent="0in" style:auto-text-indent="false"/>
      <style:text-properties fo:font-style="italic" officeooo:paragraph-rsid="00321651" style:font-style-asian="italic" style:font-style-complex="italic"/>
    </style:style>
    <style:style style:name="P17" style:family="paragraph" style:parent-style-name="Text_20_body">
      <style:paragraph-properties fo:margin-left="0.4925in" fo:text-indent="0in" style:auto-text-indent="false"/>
      <style:text-properties fo:font-style="italic" officeooo:rsid="00321651" officeooo:paragraph-rsid="00321651" style:font-style-asian="italic" style:font-style-complex="italic"/>
    </style:style>
    <style:style style:name="P18" style:family="paragraph" style:parent-style-name="Text_20_body">
      <style:text-properties fo:font-style="italic" officeooo:rsid="0034afae" officeooo:paragraph-rsid="0034afae" style:font-style-asian="italic" style:font-style-complex="italic"/>
    </style:style>
    <style:style style:name="P19" style:family="paragraph" style:parent-style-name="Text_20_body">
      <style:text-properties fo:font-style="italic" officeooo:rsid="003ca8d5" officeooo:paragraph-rsid="003ca8d5" style:font-style-asian="italic" style:font-style-complex="italic"/>
    </style:style>
    <style:style style:name="P20" style:family="paragraph" style:parent-style-name="Text_20_body">
      <style:text-properties fo:font-style="italic" officeooo:rsid="003da7b3" officeooo:paragraph-rsid="003da7b3" style:font-style-asian="italic" style:font-style-complex="italic"/>
    </style:style>
    <style:style style:name="P21" style:family="paragraph" style:parent-style-name="Text_20_body">
      <style:text-properties officeooo:rsid="002c7efb" officeooo:paragraph-rsid="002c7efb"/>
    </style:style>
    <style:style style:name="P22" style:family="paragraph" style:parent-style-name="Text_20_body">
      <style:text-properties fo:font-style="normal" officeooo:rsid="002c7efb" officeooo:paragraph-rsid="002c7efb" style:font-style-asian="normal" style:font-style-complex="normal"/>
    </style:style>
    <style:style style:name="P23" style:family="paragraph" style:parent-style-name="Text_20_body">
      <style:text-properties fo:font-style="normal" officeooo:rsid="002e5f4c" officeooo:paragraph-rsid="002e5f4c" style:font-style-asian="normal" style:font-style-complex="normal"/>
    </style:style>
    <style:style style:name="P24" style:family="paragraph" style:parent-style-name="Text_20_body">
      <style:text-properties fo:font-style="normal" officeooo:rsid="0034afae" officeooo:paragraph-rsid="0034afae" style:font-style-asian="normal" style:font-style-complex="normal"/>
    </style:style>
    <style:style style:name="P25" style:family="paragraph" style:parent-style-name="Text_20_body">
      <style:text-properties fo:font-style="normal" officeooo:rsid="0035c530" officeooo:paragraph-rsid="0035c530" style:font-style-asian="normal" style:font-style-complex="normal"/>
    </style:style>
    <style:style style:name="P26" style:family="paragraph" style:parent-style-name="Text_20_body">
      <style:text-properties fo:font-style="normal" officeooo:rsid="003c1737" officeooo:paragraph-rsid="003c1737" style:font-style-asian="normal" style:font-style-complex="normal"/>
    </style:style>
    <style:style style:name="P27" style:family="paragraph" style:parent-style-name="Text_20_body">
      <style:text-properties fo:font-style="normal" officeooo:rsid="003ca8d5" officeooo:paragraph-rsid="003ca8d5" style:font-style-asian="normal" style:font-style-complex="normal"/>
    </style:style>
    <style:style style:name="P28" style:family="paragraph" style:parent-style-name="Text_20_body">
      <style:text-properties fo:font-style="normal" officeooo:rsid="003da7b3" officeooo:paragraph-rsid="003da7b3" style:font-style-asian="normal" style:font-style-complex="normal"/>
    </style:style>
    <style:style style:name="P29" style:family="paragraph" style:parent-style-name="Text_20_body">
      <style:text-properties fo:font-style="normal" fo:font-weight="bold" officeooo:rsid="002ffd69" officeooo:paragraph-rsid="002ffd69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fo:font-weight="bold" officeooo:rsid="00321651" officeooo:paragraph-rsid="00321651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normal" officeooo:rsid="00365b2c" officeooo:paragraph-rsid="00365b2c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00a5" style:font-weight-asian="normal" style:font-weight-complex="normal"/>
    </style:style>
    <style:style style:name="T4" style:family="text">
      <style:text-properties fo:color="#569cd6" loext:opacity="100%"/>
    </style:style>
    <style:style style:name="T5" style:family="text">
      <style:text-properties fo:color="#cccccc" loext:opacity="100%"/>
    </style:style>
    <style:style style:name="T6" style:family="text">
      <style:text-properties fo:color="#ce9178" loext:opacity="100%"/>
    </style:style>
    <style:style style:name="T7" style:family="text">
      <style:text-properties loext:padding="0.0193in" loext:border="0.06pt solid #e3e3e3"/>
    </style:style>
    <style:style style:name="T8" style:family="text">
      <style:text-properties officeooo:rsid="002bfc30"/>
    </style:style>
    <style:style style:name="T9" style:family="text">
      <style:text-properties officeooo:rsid="0039f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fore getting started <text:span text:style-name="T1">set up a kubernetes cluster </text:span><text:span text:style-name="T2">, a real one, NOT MINIKUBE. </text:span><text:span text:style-name="T3">Use the Fedora Getting Started document if you need help.</text:span></text:p>
      <text:p text:style-name="P2"><text:span text:style-name="T3"/></text:p>
      <text:p text:style-name="P2"><text:span text:style-name="T3"/></text:p>
      <text:p text:style-name="P3">Building the Docker Image:</text:p>
      <text:p text:style-name="P3"/>
      <text:p text:style-name="P4">From the host let’s make a dockerfile:</text:p>
      <text:p text:style-name="P4"/>
      <text:p text:style-name="P8"># Use an official Python runtime as a parent image</text:p>
      <text:p text:style-name="P9"><text:span text:style-name="T4">FROM</text:span><text:span text:style-name="T5"> python:3.8-slim</text:span></text:p>
      <text:p text:style-name="Standard"/>
      <text:p text:style-name="P7"># Set the working directory to /app</text:p>
      <text:p text:style-name="P9"><text:span text:style-name="T4">WORKDIR</text:span><text:span text:style-name="T5"> /app</text:span></text:p>
      <text:p text:style-name="Standard"/>
      <text:p text:style-name="P7"># Copy the current directory contents into the container at /app</text:p>
      <text:p text:style-name="P9"><text:span text:style-name="T4">COPY</text:span><text:span text:style-name="T5"> . /app</text:span></text:p>
      <text:p text:style-name="Standard"/>
      <text:p text:style-name="P7"># Install any needed packages specified in requirements.txt</text:p>
      <text:p text:style-name="P9"><text:span text:style-name="T4">RUN</text:span><text:span text:style-name="T5"> pip install --trusted-host pypi.python.org flask</text:span></text:p>
      <text:p text:style-name="Standard"/>
      <text:p text:style-name="P7"># Make port 80 available to the world outside this container</text:p>
      <text:p text:style-name="P9"><text:span text:style-name="T4">EXPOSE</text:span><text:span text:style-name="T5"> 80</text:span></text:p>
      <text:p text:style-name="Standard"/>
      <text:p text:style-name="P7"># Define environment variable</text:p>
      <text:p text:style-name="P9"><text:span text:style-name="T4">ENV</text:span><text:span text:style-name="T5"> NAME World</text:span></text:p>
      <text:p text:style-name="Standard"/>
      <text:p text:style-name="P7"># Run app.py when the container launches</text:p>
      <text:p text:style-name="P9"><text:span text:style-name="T4">CMD</text:span><text:span text:style-name="T5"> [</text:span><text:span text:style-name="T6">"python"</text:span><text:span text:style-name="T5">, </text:span><text:span text:style-name="T6">"app.py"</text:span><text:span text:style-name="T5">]</text:span></text:p>
      <text:p text:style-name="P10"/>
      <text:p text:style-name="P11">Okay easy. Let’s build it:</text:p>
      <text:p text:style-name="P5">sudo docker build . -t hellocluster</text:p>
      <text:p text:style-name="P5"/>
      <text:p text:style-name="P12">Done.</text:p>
      <text:p text:style-name="P12"/>
      <text:p text:style-name="P14">Set up your local cluster docker registry:</text:p>
      <text:p text:style-name="P14"/>
      <text:p text:style-name="P13">Wow just with the docker command you can run an image registry? That’s so cool!</text:p>
      <text:p text:style-name="P6"/>
      <text:p text:style-name="P1"><text:span text:style-name="Source_20_Text"><text:span text:style-name="T7">docker run -d -p 5000:5000 --restart=always --name registry registry:2</text:span></text:span></text:p>
      <text:p text:style-name="Text_20_body"><text:line-break/><text:span text:style-name="T8">It just pulls the container and runs it!</text:span></text:p>
      <text:p text:style-name="Text_20_body"/>
      <text:p text:style-name="P21">Tag the image accordingly to get it ready:</text:p>
      <text:p text:style-name="P15">sudo docker tag hellocluster localhost:5000/hellocluster</text:p>
      <text:p text:style-name="P22">Then push it!</text:p>
      <text:p text:style-name="P15"><text:soft-page-break/>sudo docker push localhost:5000/hellocluster</text:p>
      <text:p text:style-name="P15"/>
      <text:p text:style-name="P23">Amazing!</text:p>
      <text:p text:style-name="P23"/>
      <text:p text:style-name="P29">Swap seems to keep enabling itself on fedora 39? Need to address this…</text:p>
      <text:p text:style-name="P29"/>
      <text:p text:style-name="P30">ON EACH WORKER NODE:</text:p>
      <text:p text:style-name="P31">We need to edit crio.conf!! We’re not using docker nor containerd as our runtime!</text:p>
      <text:p text:style-name="P16">sudo vi /etc/crio/crio.conf</text:p>
      <text:p text:style-name="P16"/>
      <text:p text:style-name="P16"/>
      <text:p text:style-name="P17">{</text:p>
      <text:p text:style-name="P17"><text:s text:c="4"/>"insecure-registries" : ["192.168.122.189:5000"]</text:p>
      <text:p text:style-name="P17">}</text:p>
      <text:p text:style-name="P24">then:</text:p>
      <text:p text:style-name="P18">sudo systemctl restart <text:span text:style-name="T9">crio</text:span></text:p>
      <text:p text:style-name="P25"><text:s/></text:p>
      <text:p text:style-name="P26">Note that you may need to do something similar with Docker if you’re using that! But for now, we just need crio</text:p>
      <text:p text:style-name="P26"/>
      <text:p text:style-name="P27">HAH! It works!</text:p>
      <text:p text:style-name="P27"/>
      <text:p text:style-name="P19">kubectl apply -f deployment.yaml</text:p>
      <text:p text:style-name="P19">kubectl apply -f service.yaml</text:p>
      <text:p text:style-name="P19"/>
      <text:p text:style-name="P28">now if I do:</text:p>
      <text:p text:style-name="P20">kubectl get services</text:p>
      <text:p text:style-name="P20"/>
      <text:p text:style-name="P28">I get an IP address. If I access that (web port defaulting to 80) from my browser, I get varying returns of the different hostnames that it’s running on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21:26:19.352625687</meta:creation-date>
    <dc:date>2024-04-21T22:54:26.989220907</dc:date>
    <meta:editing-duration>PT1H27M52S</meta:editing-duration>
    <meta:editing-cycles>30</meta:editing-cycles>
    <meta:generator>LibreOffice/7.6.6.3$Linux_X86_64 LibreOffice_project/60$Build-3</meta:generator>
    <meta:document-statistic meta:table-count="0" meta:image-count="0" meta:object-count="0" meta:page-count="2" meta:paragraph-count="46" meta:word-count="302" meta:character-count="1797" meta:non-whitespace-character-count="1537"/>
  </office:meta>
</office:document-meta>
</file>